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yesianAnalysisFeeder.initDb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yesianAnalysisFeeder.setMaxSiz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Feeder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Feeder.service( Mail mail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BayesianAnalysisFeeder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Feeder.delegatedLog( String 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sisFeeder.clearAllHeaders( Mime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yesianAnalysisFeed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